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5.076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Децентрализованный</text:p>
          </table:table-cell>
          <table:table-cell table:style-name="ce1" office:value-type="string">
            <text:p>Централизованный</text:p>
          </table:table-cell>
          <table:table-cell table:style-name="ce1" office:value-type="string">
            <text:p>Комбинированный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table:style-name="Default" office:value-type="float" office:value="3">
            <text:p>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42">
            <text:p>4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table:style-name="ce3" office:value-type="float" office:value="9">
            <text:p>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 office:value-type="float" office:value="79">
            <text:p>7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style-name="ce3" office:value-type="float" office:value="385">
            <text:p>385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  <table:table-cell table:style-name="ce3" office:value-type="float" office:value="206">
            <text:p>20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style-name="ce3" office:value-type="float" office:value="1213">
            <text:p>1213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table:style-name="ce3" office:value-type="float" office:value="71">
            <text:p>7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49">
            <text:p>4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table:style-name="ce3" office:value-type="float" office:value="50">
            <text:p>5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table:style-name="ce3" office:value-type="float" office:value="56">
            <text:p>5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2" table:style-name="ce3" office:value-type="float" office:value="191">
            <text:p>19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2" table:style-name="ce3" office:value-type="float" office:value="305">
            <text:p>30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float" office:value="96">
            <text:p>9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float" office:value="253">
            <text:p>25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table:style-name="ce3" office:value-type="float" office:value="176">
            <text:p>176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number-columns-repeated="2" office:value-type="float" office:value="137">
            <text:p>13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119">
            <text:p>11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3" office:value-type="float" office:value="89">
            <text:p>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table:style-name="ce3" office:value-type="float" office:value="33">
            <text:p>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table:style-name="Default" office:value-type="float" office:value="20">
            <text:p>2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float" office:value="26">
            <text:p>26</text:p>
          </table:table-cell>
          <table:table-cell table:style-name="Default" office:value-type="float" office:value="23">
            <text:p>23</text:p>
          </table:table-cell>
        </table:table-row>
        <table:table-row table:style-name="ro1">
          <table:table-cell/>
          <table:table-cell table:style-name="Default" office:value-type="float" office:value="-13">
            <text:p>-13</text:p>
          </table:table-cell>
          <table:table-cell table:style-name="Default" office:value-type="float" office:value="-10">
            <text:p>-1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1">01.01.2025</text:date>, <text:time>18:1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Гробер</meta:initial-creator>
    <meta:creation-date>2025-01-01T18:02:52.81</meta:creation-date>
    <dc:date>2025-01-01T18:18:41.20</dc:date>
    <dc:creator>Михаил Гробер</dc:creator>
    <meta:editing-duration>PT15M48S</meta:editing-duration>
    <meta:editing-cycles>1</meta:editing-cycles>
    <meta:document-statistic meta:table-count="3" meta:cell-count="130" meta:object-count="0"/>
    <meta:generator>OpenOffice/4.1.15$Win32 OpenOffice.org_project/4115m2$Build-9813</meta:generator>
  </office:meta>
</office:document-meta>
</file>